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ecab" officeooo:paragraph-rsid="0019ecab"/>
    </style:style>
    <style:style style:name="P2" style:family="paragraph" style:parent-style-name="Standard">
      <style:text-properties officeooo:rsid="001a3bfd" officeooo:paragraph-rsid="001a3bfd"/>
    </style:style>
    <style:style style:name="P3" style:family="paragraph" style:parent-style-name="Standard" style:list-style-name="L1">
      <style:text-properties officeooo:rsid="001a3bfd" officeooo:paragraph-rsid="001a3bfd"/>
    </style:style>
    <style:style style:name="P4" style:family="paragraph" style:parent-style-name="Standard">
      <style:text-properties officeooo:rsid="001b50ef" officeooo:paragraph-rsid="001b50ef"/>
    </style:style>
    <style:style style:name="P5" style:family="paragraph" style:parent-style-name="Standard" style:list-style-name="L2">
      <style:text-properties officeooo:rsid="001b50ef" officeooo:paragraph-rsid="001b50ef"/>
    </style:style>
    <style:style style:name="P6" style:family="paragraph" style:parent-style-name="Standard">
      <style:text-properties officeooo:rsid="001bf417" officeooo:paragraph-rsid="001bf417"/>
    </style:style>
    <style:style style:name="P7" style:family="paragraph" style:parent-style-name="Standard">
      <style:text-properties officeooo:rsid="001c0ac1" officeooo:paragraph-rsid="001c0ac1"/>
    </style:style>
    <style:style style:name="P8" style:family="paragraph" style:parent-style-name="Standard">
      <style:text-properties officeooo:rsid="001c9454" officeooo:paragraph-rsid="001efb1d"/>
    </style:style>
    <style:style style:name="P9" style:family="paragraph" style:parent-style-name="Standard">
      <style:text-properties officeooo:rsid="001efb1d" officeooo:paragraph-rsid="001efb1d"/>
    </style:style>
    <style:style style:name="P10" style:family="paragraph" style:parent-style-name="Standard" style:list-style-name="L3">
      <style:text-properties officeooo:rsid="001efb1d" officeooo:paragraph-rsid="001efb1d"/>
    </style:style>
    <style:style style:name="P11" style:family="paragraph" style:parent-style-name="Standard">
      <style:text-properties officeooo:rsid="001fde83" officeooo:paragraph-rsid="001fde83"/>
    </style:style>
    <style:style style:name="P12" style:family="paragraph" style:parent-style-name="Standard">
      <style:text-properties officeooo:rsid="0021a576" officeooo:paragraph-rsid="0021a576"/>
    </style:style>
    <style:style style:name="P13" style:family="paragraph" style:parent-style-name="Standard">
      <style:text-properties officeooo:rsid="0022d58a" officeooo:paragraph-rsid="0022d58a"/>
    </style:style>
    <style:style style:name="P14" style:family="paragraph" style:parent-style-name="Standard">
      <style:text-properties officeooo:rsid="00252cdd" officeooo:paragraph-rsid="00252cdd"/>
    </style:style>
    <style:style style:name="P15" style:family="paragraph" style:parent-style-name="Standard">
      <style:text-properties officeooo:rsid="0026e194" officeooo:paragraph-rsid="0026e194"/>
    </style:style>
    <style:style style:name="P16" style:family="paragraph" style:parent-style-name="Standard">
      <style:text-properties officeooo:rsid="00283465" officeooo:paragraph-rsid="00283465"/>
    </style:style>
    <style:style style:name="P17" style:family="paragraph" style:parent-style-name="Standard">
      <style:text-properties officeooo:rsid="0029ee70" officeooo:paragraph-rsid="0029ee70"/>
    </style:style>
    <style:style style:name="P18" style:family="paragraph" style:parent-style-name="Standard">
      <style:text-properties officeooo:rsid="002b187d" officeooo:paragraph-rsid="002b187d"/>
    </style:style>
    <style:style style:name="P19" style:family="paragraph" style:parent-style-name="Standard">
      <style:text-properties officeooo:rsid="002b7d05" officeooo:paragraph-rsid="002b7d05"/>
    </style:style>
    <style:style style:name="P20" style:family="paragraph" style:parent-style-name="Standard">
      <style:text-properties officeooo:rsid="002c87e1" officeooo:paragraph-rsid="002c87e1"/>
    </style:style>
    <style:style style:name="P21" style:family="paragraph" style:parent-style-name="Standard">
      <style:text-properties officeooo:rsid="002ee99c" officeooo:paragraph-rsid="00318f53"/>
    </style:style>
    <style:style style:name="P22" style:family="paragraph" style:parent-style-name="Standard">
      <style:text-properties officeooo:rsid="0032adfc" officeooo:paragraph-rsid="0032adfc"/>
    </style:style>
    <style:style style:name="P23" style:family="paragraph" style:parent-style-name="Header">
      <style:text-properties officeooo:rsid="00181c33" officeooo:paragraph-rsid="00181c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318f53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2366f3" style:font-weight-asian="bold" style:font-weight-complex="bold"/>
    </style:style>
    <style:style style:name="T8" style:family="text">
      <style:text-properties style:text-underline-style="none" fo:font-weight="bold" officeooo:rsid="002ffdfc" style:font-weight-asian="bold" style:font-weight-complex="bold"/>
    </style:style>
    <style:style style:name="T9" style:family="text">
      <style:text-properties style:text-underline-style="none" fo:font-weight="bold" officeooo:rsid="00318f53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d4dc3" style:font-weight-asian="normal" style:font-weight-complex="normal"/>
    </style:style>
    <style:style style:name="T12" style:family="text">
      <style:text-properties style:text-underline-style="none" fo:font-weight="normal" officeooo:rsid="002366f3" style:font-weight-asian="normal" style:font-weight-complex="normal"/>
    </style:style>
    <style:style style:name="T13" style:family="text">
      <style:text-properties style:text-underline-style="none" fo:font-weight="normal" officeooo:rsid="002933ff" style:font-weight-asian="normal" style:font-weight-complex="normal"/>
    </style:style>
    <style:style style:name="T14" style:family="text">
      <style:text-properties style:text-underline-style="none" fo:font-weight="normal" officeooo:rsid="002e6c7a" style:font-weight-asian="normal" style:font-weight-complex="normal"/>
    </style:style>
    <style:style style:name="T15" style:family="text">
      <style:text-properties style:text-underline-style="none" fo:font-weight="normal" officeooo:rsid="002ffdfc" style:font-weight-asian="normal" style:font-weight-complex="normal"/>
    </style:style>
    <style:style style:name="T16" style:family="text">
      <style:text-properties style:text-underline-style="none" fo:font-weight="normal" officeooo:rsid="00311702" style:font-weight-asian="normal" style:font-weight-complex="normal"/>
    </style:style>
    <style:style style:name="T17" style:family="text">
      <style:text-properties style:text-underline-style="none" fo:font-weight="normal" officeooo:rsid="00318f53" style:font-weight-asian="normal" style:font-weight-complex="normal"/>
    </style:style>
    <style:style style:name="T18" style:family="text">
      <style:text-properties style:text-underline-style="none" fo:font-weight="normal" officeooo:rsid="00327068" style:font-weight-asian="normal" style:font-weight-complex="normal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color="#ff0000" style:text-underline-style="none" fo:font-weight="normal" officeooo:rsid="00327068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TN diz que o CT só pode ser extinto nos casos previstos no próprio CTN.</text:p>
      <text:p text:style-name="P1">CTN <text:span text:style-name="T1">não</text:span><text:span text:style-name="T2"> prevê </text:span><text:span text:style-name="T1">nenhum</text:span><text:span text:style-name="T2"> caso de extinção do CT por meio de dação de bens </text:span><text:span text:style-name="T3">m</text:span><text:span text:style-name="T1">óveis</text:span><text:span text:style-name="T2">.</text:span></text:p>
      <text:p text:style-name="P1"><text:span text:style-name="T2"/></text:p>
      <text:p text:style-name="P2"><text:span text:style-name="T2">Diante dos dois fatos acima, atenção para os julgados do STF:</text:span></text:p>
      <text:list xml:id="list5648883305247757976" text:style-name="L1">
        <text:list-item>
          <text:p text:style-name="P3"><text:span text:style-name="T2">ADI 1.917: STF considerou </text:span><text:span text:style-name="T1">inconstitucional</text:span><text:span text:style-name="T2"> uma </text:span><text:span text:style-name="T1">lei</text:span><text:span text:style-name="T2"> do DF que permitia a dação em pagamento de bens </text:span><text:span text:style-name="T3">m</text:span><text:span text:style-name="T6">óveis</text:span><text:span text:style-name="T10">, alegando que há </text:span><text:span text:style-name="T6">reserva de LC</text:span><text:span text:style-name="T10"> para tratar da extinção do CT;</text:span></text:p>
        </text:list-item>
        <text:list-item>
          <text:p text:style-name="P3"><text:span text:style-name="T10">ADI 2.405-MC: STF considerou </text:span><text:span text:style-name="T6">constitucional</text:span><text:span text:style-name="T10"> uma </text:span><text:span text:style-name="T6">lei</text:span><text:span text:style-name="T10"> do RS que permitia a dação em pagamento por bens </text:span><text:span text:style-name="T3">i</text:span><text:span text:style-name="T6">móveis</text:span><text:span text:style-name="T10"> e </text:span><text:span text:style-name="T3">m</text:span><text:span text:style-name="T6">óveis</text:span><text:span text:style-name="T10">;</text:span></text:p>
        </text:list-item>
        <text:list-item>
          <text:p text:style-name="P3"><text:span text:style-name="T10">Julgamento de mérito da ADI 1.917: STF decidiu que lei local de determinado ente federado </text:span><text:span text:style-name="T6">NÃO</text:span><text:span text:style-name="T10"> pode estabelecer dação em pagamento de bens </text:span><text:span text:style-name="T3">m</text:span><text:span text:style-name="T6">óveis</text:span><text:span text:style-name="T10"> como forma de extinção do CT, alegando </text:span><text:span text:style-name="T6">ofensa ao princípio da licitação</text:span><text:span text:style-name="T10">.</text:span></text:p>
        </text:list-item>
      </text:list>
      <text:p text:style-name="P2"><text:span text:style-name="T10"/></text:p>
      <text:p text:style-name="P4"><text:span text:style-name="T10">Quanto à natureza do </text:span><text:span text:style-name="T6">FGTS</text:span><text:span text:style-name="T10">:</text:span></text:p>
      <text:list xml:id="list3072748266956070182" text:style-name="L2">
        <text:list-item>
          <text:p text:style-name="P5"><text:span text:style-name="T10">FGTS da </text:span><text:span text:style-name="T6">Lei 8.036/90</text:span><text:span text:style-name="T10"> (contribuição tradicional, de </text:span><text:span text:style-name="T6">8%</text:span><text:span text:style-name="T10"> da remuneração paga pelo empregador ao trabalhador): STF decidiu que </text:span><text:span text:style-name="T6">não</text:span><text:span text:style-name="T10"> é tributo, pois seus recursos não são destinados ao Estado, mas sim aos próprios trabalhadores;</text:span></text:p>
        </text:list-item>
        <text:list-item>
          <text:p text:style-name="P5"><text:span text:style-name="T10">FGTS da </text:span><text:span text:style-name="T6">LC 110/01</text:span><text:span text:style-name="T10"> (</text:span><text:span text:style-name="T6">10%</text:span><text:span text:style-name="T10"> sobre o montante de todos os depósitos realizados ao FGTS durante o período do contrato de trabalho, em caso de despedida do empregado sem justa causa):</text:span></text:p>
          <text:list>
            <text:list-item>
              <text:p text:style-name="P5"><text:span text:style-name="T10">STF decidiu que </text:span><text:span text:style-name="T6">tem natureza tributária</text:span><text:span text:style-name="T10">;</text:span></text:p>
            </text:list-item>
            <text:list-item>
              <text:p text:style-name="P5"><text:span text:style-name="T10">STJ, Súmula 353: As disposições do CTN </text:span><text:span text:style-name="T6">não</text:span><text:span text:style-name="T10"> se aplicam às contribuições para o FGTS.</text:span></text:p>
            </text:list-item>
          </text:list>
        </text:list-item>
      </text:list>
      <text:p text:style-name="P4"><text:span text:style-name="T10"/></text:p>
      <text:p text:style-name="P6"><text:span text:style-name="T10">STF, RE 588.322: A regularidade do exercício do poder de polícia é imprescindível para a cobrança da taxa de localização e fiscalização. A existência de órgão administrativo </text:span><text:span text:style-name="T6">não</text:span><text:span text:style-name="T10"> é condição para o reconhecimento da constitucionalidade da cobrança da taxa de localização e fiscalização mas constitui um dos elementos admitidos para se inferir o efetivo exercício do poder de polícia.</text:span></text:p>
      <text:p text:style-name="P6"><text:span text:style-name="T10"/></text:p>
      <text:p text:style-name="P6"><text:span text:style-name="T10">STF, RE 222.252: A cobrança da taxa de localização e funcionamento </text:span><text:span text:style-name="T6">prescinde</text:span><text:span text:style-name="T10"> da efetiva comprovação da atividade fiscalizadora, diante da notoriedade do exercício do poder de polícia pelo aparato administrativo dessa municipalidade.</text:span></text:p>
      <text:p text:style-name="P6"><text:span text:style-name="T10"/></text:p>
      <text:p text:style-name="P7"><text:span text:style-name="T10">Em outras palavras, a existência de órgão </text:span><text:span text:style-name="T6">não é condição</text:span><text:span text:style-name="T10"> para a cobrança da taxa, pois se o poder de polícia foi exercido efetivamente, pode ser cobrado o tributo. Contudo, se há o aparato administrativo, fica caracterizado o exercício do poder de polícia.</text:span></text:p>
      <text:p text:style-name="P7"><text:span text:style-name="T10"/></text:p>
      <text:p text:style-name="P8"><text:span text:style-name="T10">ESAF considerou correta a seguinte assertiva: a exigência da taxa em decorrência do exercício do poder de polícia não mais exige a concreta fiscalização por parte dos órgãos competentes, ou seja, a simples regulação de certas atividades por meio de atos normativos também caracteriza o </text:span><text:span text:style-name="T11">exercício desse poder</text:span><text:span text:style-name="T10">.</text:span></text:p>
      <text:p text:style-name="P8"><text:span text:style-name="T10"/></text:p>
      <text:p text:style-name="P9"><text:span text:style-name="T10">Atentar para a </text:span><text:span text:style-name="T6">literalidade</text:span><text:span text:style-name="T10"> da súmula STF 545: preços públicos e taxas não se confundem, porque estas, diferentemente daqueles, são compulsórias e </text:span><text:span text:style-name="T19">tem sua cobrança condicionada a prévia autorização orçamentária, em relação a lei que as instituiu</text:span><text:span text:style-name="T10">.</text:span></text:p>
      <text:list xml:id="list7538395186150142581" text:style-name="L3">
        <text:list-item>
          <text:p text:style-name="P10"><text:span text:style-name="T10">A parte final foi prejudicada pela CF, mas se a questão cobrar a literalidade, estará certa.</text:span></text:p>
        </text:list-item>
      </text:list>
      <text:p text:style-name="P9"><text:span text:style-name="T10"/></text:p>
      <text:p text:style-name="P11"><text:span text:style-name="T10">STJ e STF: fornecimento de energia elétrica e água e esgoto → tarifa.</text:span></text:p>
      <text:p text:style-name="P12"><text:span text:style-name="T10">STF: coleta de lixo → taxa.</text:span></text:p>
      <text:p text:style-name="P12"><text:span text:style-name="T10"/></text:p>
      <text:p text:style-name="P13"><text:span text:style-name="T10">STF, RE 602.089-AgR/MG: é </text:span><text:span text:style-name="T6">condição constitucional</text:span><text:span text:style-name="T10"> para a cobrança de </text:span><text:span text:style-name="T6">taxa</text:span><text:span text:style-name="T10"> pelo exercício de </text:span><text:span text:style-name="T6">poder de polícia</text:span><text:span text:style-name="T10"> a competência do ente tributante para exercer a fiscalização da atividade </text:span><text:soft-page-break/><text:span text:style-name="T10">específica do contribuinte. </text:span><text:span text:style-name="T12">Em termos gerais, por se tratar de </text:span><text:span text:style-name="T7">competência comum</text:span><text:span text:style-name="T12">, exercida concomitantemente pela U, E, DF e M, as diversas iniciativas de fiscalização das atividades potencialmente modificadoras do </text:span><text:span text:style-name="T7">meio ambiente</text:span><text:span text:style-name="T12"> </text:span><text:span text:style-name="T7">NÃO</text:span><text:span text:style-name="T12"> </text:span><text:span text:style-name="T7">são mutuamente exclusivas</text:span><text:span text:style-name="T12">.</text:span></text:p>
      <text:p text:style-name="P13"><text:span text:style-name="T12"/></text:p>
      <text:p text:style-name="P14"><text:span text:style-name="T12">C</text:span><text:span text:style-name="T10">TN: taxas não podem ter BC idêntica às dos impostos.</text:span></text:p>
      <text:p text:style-name="P14"><text:span text:style-name="T10">CF: taxas não podem ter BC própria de impostos.</text:span></text:p>
      <text:p text:style-name="P14"><text:span text:style-name="T10">STF, SV 29: é </text:span><text:span text:style-name="T6">constitucional</text:span><text:span text:style-name="T10"> a adoção no cálculo do valor de taxa de um ou mais elementos da BC própria de determinado imposto, </text:span><text:span text:style-name="T6">desde que não haja integral identidade entre <text:tab/>uma base e outra</text:span><text:span text:style-name="T10">.</text:span></text:p>
      <text:p text:style-name="P14"><text:span text:style-name="T10"/></text:p>
      <text:p text:style-name="P15"><text:span text:style-name="T10">STF, ADI 2.040-MC: a escolha do valor do monte-mor como BC da taxa judiciária encontra óbice no art. 145, §2º, da CF, </text:span><text:span text:style-name="T6">visto que o monte-mor que contenha bens imóveis é também BC do ITBI</text:span><text:span text:style-name="T10">.</text:span></text:p>
      <text:p text:style-name="P15"><text:span text:style-name="T10"/></text:p>
      <text:p text:style-name="P16"><text:span text:style-name="T10">STF, RE 232.393/SP: o fato de um dos elementos usados na fixação da BC do IPTU – a metragem da área construída do imóvel – que é o valor do imóvel, ser tomado em linha de conta na determinação da alíquota da taxa de coleta de lixo, não quer dizer que teria essa taxa BC igual à do IPTU: o custo do serviço constitui base imponível da taxa. </text:span><text:span text:style-name="T13">Todavia, para o fim de aferir, em cada caso concreto, a alíquota utiliza-se a metragem da área construída do imóvel, certo de que a alíquota não se confunde com a base imponível do tributo. Tem-se, com isto, também, forma de realização da isonomia tributária e do princípio da capacidade contributiva.</text:span></text:p>
      <text:p text:style-name="P16"><text:span text:style-name="T13"/></text:p>
      <text:p text:style-name="P17"><text:span text:style-name="T13">S</text:span><text:span text:style-name="T10">TF, RE 614.246-AgR/SP: é </text:span><text:span text:style-name="T6">inconstitucional</text:span><text:span text:style-name="T10"> a cobrança da Taxa de Licença de Localização e Funcionamento pelos municípios quando utilizado como BC</text:span><text:span text:style-name="T6"> o número de empregados</text:span><text:span text:style-name="T10">.</text:span></text:p>
      <text:p text:style-name="P18"><text:span text:style-name="T10">STF, RE 202.393/RJ: </text:span><text:span text:style-name="T6">não</text:span><text:span text:style-name="T10"> se coaduna com a natureza do tributo o cálculo a partir do número de empregados.</text:span></text:p>
      <text:p text:style-name="P18"><text:span text:style-name="T10"/></text:p>
      <text:p text:style-name="P19"><text:span text:style-name="T10">STF, SV 12: a cobrança de taxa de matrícula nas universidades públicas </text:span><text:span text:style-name="T6">viola</text:span><text:span text:style-name="T10"> o disposto no art. 206, IV, da CF.</text:span></text:p>
      <text:p text:style-name="P19"><text:span text:style-name="T10"/></text:p>
      <text:p text:style-name="P20"><text:span text:style-name="T10">STF: </text:span><text:span text:style-name="T6">segurança pública</text:span><text:span text:style-name="T10"> </text:span><text:span text:style-name="T6">NÃO</text:span><text:span text:style-name="T10"> pode ser custeado por taxas, </text:span><text:span text:style-name="T14">mas apenas impostos.</text:span></text:p>
      <text:p text:style-name="P21"><text:span text:style-name="T14">S</text:span><text:span text:style-name="T10">TF, RE 643.247/SP: é </text:span><text:span text:style-name="T6">inconstitucional</text:span><text:span text:style-name="T10"> lei municipal que institui taxa pela utilização efetiva ou potencial dos serviços municipais de </text:span><text:span text:style-name="T6">assistência, combate e extinção de incêndios</text:span><text:span text:style-name="T10">. Isso é competência do Estado, e não do Município. </text:span><text:span text:style-name="T15">Ademais, essa é uma atividade </text:span><text:span text:style-name="T8">indivisível</text:span><text:span text:style-name="T15">, uma atividade de segurança pública, logo </text:span><text:span text:style-name="T8">não</text:span><text:span text:style-name="T15"> poderia mesmo ser instituída taxa, </text:span><text:span text:style-name="T16">mesmo que pelo Estado.</text:span></text:p>
      <text:p text:style-name="P21"><text:span text:style-name="T16"/></text:p>
      <text:p text:style-name="P21"><text:span text:style-name="T17">STF, SV 19: a taxa cobrada </text:span><text:span text:style-name="T9">exclusivamente</text:span><text:span text:style-name="T17"> em razão dos serviços públicos de </text:span><text:span text:style-name="T5">coleta, remoção e tratamento ou destinação de lixo ou resíduos provenientes de imóveis</text:span><text:span text:style-name="T17">, </text:span><text:span text:style-name="T9">não</text:span><text:span text:style-name="T17"> viola a CF. </text:span><text:span text:style-name="T20">[são específicos e divisíveis]</text:span></text:p>
      <text:p text:style-name="P21"><text:span text:style-name="T18"/></text:p>
      <text:p text:style-name="P22"><text:span text:style-name="T18">C</text:span><text:span text:style-name="T10">obrança de </text:span><text:span text:style-name="T4">coleta domiciliar de lixo</text:span><text:span text:style-name="T10"> → </text:span><text:span text:style-name="T6">constitucional</text:span><text:span text:style-name="T10"> a cobrança por taxa.</text:span></text:p>
      <text:p text:style-name="P22"><text:span text:style-name="T10">Cobrança de </text:span><text:span text:style-name="T4">serviço de limpeza de logradouros e bens públicos</text:span><text:span text:style-name="T10"> → </text:span><text:span text:style-name="T6">Inconstitucional</text:span><text:span text:style-name="T10"> a cobrança de tax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1c33" officeooo:paragraph-rsid="00181c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os tribut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49:43.721026751</meta:creation-date>
    <dc:date>2018-10-01T14:22:39.099724606</dc:date>
    <meta:editing-duration>PT1H32M41S</meta:editing-duration>
    <meta:editing-cycles>29</meta:editing-cycles>
    <meta:generator>LibreOffice/5.2.7.2$Linux_x86 LibreOffice_project/20m0$Build-2</meta:generator>
    <meta:document-statistic meta:table-count="0" meta:image-count="0" meta:object-count="0" meta:page-count="2" meta:paragraph-count="34" meta:word-count="952" meta:character-count="5709" meta:non-whitespace-character-count="4795"/>
  </office:meta>
</office:document-meta>
</file>